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5">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3" table:number-rows-repeated="127">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1">00/00/0000</text:date>, <text:time style:data-style-name="N2" text:time-value="18:22:24.089840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1T18:24:34.028438639</dc:date>
    <meta:editing-duration>P1DT6H14M28S</meta:editing-duration>
    <meta:editing-cycles>1117</meta:editing-cycles>
    <meta:document-statistic meta:table-count="1" meta:cell-count="6724" meta:object-count="0"/>
  </office:meta>
</office:document-meta>
</file>